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paragraph-properties fo:margin-top="0in" fo:margin-bottom="0in" loext:contextual-spacing="false" fo:text-align="end" style:justify-single-word="false"/>
    </style:style>
    <style:style style:name="P4" style:family="paragraph" style:parent-style-name="Standard">
      <style:paragraph-properties fo:margin-top="0in" fo:margin-bottom="0in" loext:contextual-spacing="false"/>
      <style:text-properties fo:font-weight="bold" style:font-weight-asian="bold"/>
    </style:style>
    <style:style style:name="P5" style:family="paragraph" style:parent-style-name="Standard">
      <style:paragraph-properties fo:margin-top="0in" fo:margin-bottom="0in" loext:contextual-spacing="false" fo:text-align="justify" style:justify-single-word="false"/>
      <style:text-properties fo:font-weight="bold" style:font-weight-asian="bold"/>
    </style:style>
    <style:style style:name="P6" style:family="paragraph" style:parent-style-name="Standard">
      <style:paragraph-properties fo:margin-top="0in" fo:margin-bottom="0in" loext:contextual-spacing="false" fo:text-align="justify" style:justify-single-word="false"/>
      <style:text-properties fo:font-style="italic" style:font-style-asian="italic"/>
    </style:style>
    <style:style style:name="P7" style:family="paragraph" style:parent-style-name="Standard" style:master-page-name="Standard">
      <style:paragraph-properties fo:margin-top="0in" fo:margin-bottom="0in" loext:contextual-spacing="false" fo:text-align="justify" style:justify-single-word="false" style:page-number="1"/>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1155cc" fo:font-style="italic" style:text-underline-style="solid" style:text-underline-width="auto" style:text-underline-color="font-color"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Jak rzecze stare przysłowie: „dobra kredka nie jest zła”. Dlatego w dzisiejszym numerze opowiem Wam co nieco o niepodważalnej gwieździe mojej małej kolekcji. Dzięki nim jakość produkowanych przeze mnie kolorowych koników zdecydowanie wzrosła. Po roku współpracy nareszcie czuję się na tyle odpowiedzialna, by nieco przybliżyć Wam tajemnicę ogromnej popularności kredek Faber-Castell Polychromos.</text:p>
      <text:p text:style-name="P2"/>
      <text:p text:style-name="P3"><text:span text:style-name="T1">&gt;&gt;Moon</text:span></text:p>
      <text:p text:style-name="P4"/>
      <text:p text:style-name="P1"><text:span text:style-name="T1">Wszystko zostaje w rodzinie – Faber-Castell</text:span></text:p>
      <text:p text:style-name="P2">Kaspar Faber, bawarski stolarz, założył tę firmę w 1761 r. Z początku było to małe przedsiębiorstwo, sprzedające bezdrzewne ołówki. Interes szedł ciężko, ponieważ produkty wytwarzane według ogólnie przyjętych standardów bardzo łatwo kruszyły się i rozpadały. Kaspar poszedł więc o krok dalej i ulepszył swoje ołówki, produkując je z autorskiej mieszanki ziemnego grafitu, siarki, antymonu i żywicy. Niestety, nie zwiększyło to znaczenia jego przedsiębiorstwa. Firma zaczęła przynosić większe zyski dopiero w połowie XIX w., gdy pieczę nad nią przejął prawnuk Fabera, Johann Lothar Freiherr von Faber. Z ciekawszych informacji: całe przedsiębiorstwo do dzisiaj zarządzane jest przez potomków Kaspara, którzy na przestrzeni lat zdołali uzyskać tytuły szlacheckie oraz powszechne uznanie na rynku artykułów piśmienniczych. </text:p>
      <text:p text:style-name="P2"/>
      <text:p text:style-name="P1"><text:span text:style-name="T1">Prawdziwy atak tytanów</text:span></text:p>
      <text:p text:style-name="P2">Faber-Castell jest istnym kolosem. Ich oferta obejmuje artykuły odpowiednie dla dzieci, początkujących artystów i hobbystów, ale też w pełni usatysfakcjonuje bardziej wyszukane gusta profesjonalnych rysowników. Jest w czym wybierać. Oprócz wysokiej jakości ołówków, firma szczyci się również ogromną różnorodnością sprzedawanych długopisów, piór, markerów i kredek. Ostatnia grupa, przeznaczona dla artystów, jest szczególnie obfita. W ich kolekcji znajdują się nie tylko tradycyjne drewniane kredki, ale też pastelowe, akwarelowe oraz, bardzo popularne do scrapbookingu, pigmentowe kredki Gelatos. Niezaprzeczalną gwiazdą tej zasobnej oferty są profesjonalne kredki artystyczne Polychromos, które podbiły serce niejednego artysty i od roku są istnym skarbem mojej osobistej kolekcji.</text:p>
      <text:p text:style-name="P2"/>
      <text:p text:style-name="P2"><text:span text:style-name="T1">Kredki Faber-Castell Polychromos</text:span></text:p>
      <text:p text:style-name="P2">Jak podaje producent, kredki te pojawiły się na rynku w 1908 r. i od tego czasu cieszą się nieustającą popularnością. Ich nazwa pochodzi od greckich słów: „poly” – czyli „wiele” oraz „chroma” – czyli kolor. Jeśli rysujecie już od dłuższego czasu i uważacie, że najwyższy czas zainwestować w coś bardziej profesjonalnego, te przybory będą świetnym wyborem. Paleta jest imponująco szeroka, bo obejmuje aż 120 odcieni, które bardzo dobrze się uzupełniają. Kolory są nasycone i nadają się zarówno do prac realistycznych, jak i bardziej komiksowych. Jedynie w kwestii portretów można mieć kilka uwag, ponieważ gama beżów do jasnej skóry nie jest zbyt obfita, ale Polychromosy bardzo dobrze mieszają się między sobą, pozwalając stworzyć wiele nowych barw. Współpracują też dobrze z kredkami innych firm, więc ten problem można łatwo rozwiązać. Rysiki w większości sztuk są bardzo odporne na złamania, czego należy oczekiwać po ich cenie. Jak już mówiłam, są to kredki profesjonalne, więc ich koszt może doprowadzić początkującego artystę do zawrotów głowy. </text:p>
      <text:p text:style-name="P2"/>
      <text:p text:style-name="P2"><text:span text:style-name="T1">Kto da więcej?</text:span></text:p>
      <text:p text:style-name="P2">W kwestii liczby kredek: Polychromos posiadają w swojej ofercie jedne z największych zestawów na rynku. Osoby, które nie chcą rzucać się na nieznane wody i płacić w ciemno ponad pół tysiąca złotych za największe opakowanie 120 kredek, mogą bezpiecznie chwycić za nieco skromniejsze palety: 12, 24, 36, 60 sztuk. Kredki dobrze się ze sobą mieszają, więc stworzenie nowych odcieni nie stanowi dla nich większego problemu. Zestawy zapakowane są standardowo w metalowe, solidne kasetki. Dostępna jest również bardziej ekskluzywna, drewniana wersja, licząca 72 lub 120 sztuk, która zdecydowanie podniesie standard wyglądu zawartości Waszej pracowni, ale odchudzi też nieco bardziej Wasze portfele. Zwyczajne, metalowe pudełko w zupełności spełnia swoją funkcję, rzetelnie chroniąc nasze małe skarby. Dobrze sprawdza się w podróży, nawet podczas ekstremalnej jazdy pociągiem EIC. Wewnątrz kasetki znajdują się solidne, plastikowe tacki. W przypadku największej palety posiadają dodatkowo poręczne, elastyczne gumki przymocowane po bokach, ułatwiające dostęp do wszystkich trzech podstawek. Kredki leżą na nich w specjalnie dopasowanych rynienkach, które chronią je przed przemieszczaniem, jednocześnie nie utrudniając szybkiego dostępu do danej sztuki. Jeśli nie potrzebujemy całego zestawu i nie zależy nam aż tak bardzo na ładnym opakowaniu, Polychromos możemy również dostać na sztuki. Pojedyncza kredka na oficjalnej stronie producenta kosztuje 5,90 zł, ale nie zrażajcie się tym. Po roku używania mogę z czystym sumieniem stwierdzić, że są warte swojej ceny. Do tego sam producent bardzo często organizuje ciekawe promocje, dlatego warto co jakiś czas odwiedzać ich stronę.</text:p>
      <text:p text:style-name="P5"/>
      <text:p text:style-name="P2"><text:span text:style-name="T1">Miłość od pierwszego wejrzenia</text:span></text:p>
      <text:p text:style-name="P2">Nie jestem pewna, czy to kwestia tego, jak ciężko pracowałam, zbierając na nie, czy też świadomości, ile są warte, ale wygląd Polychromosów za pierwszym razem wywołał u mnie dreszczyk emocji. Ich jakość aż bije ze starannie wykonanych okrągłych trzonów, które przez ich kształt bardzo wygodnie się trzyma. Dzięki lakierowi, który pokrywa całą powierzchnię kredki, narzędzie bardzo pewnie leży w dłoni i nie wyślizguje się z niej. Niestety, jego kolor nie zawsze pokrywa się z rzeczywistą barwą rysika, ale w większości przypadków jest do niego bardzo zbliżony. Każda sztuka posiada, wygrawerowane złotymi literami, kraj pochodzenia, nazwę producenta i serii oraz numer i nazwę danego odcienia, w języku niemieckim i angielskim, co bardzo ułatwia późniejsze dokupywanie zużytej kredki. Wisienką na torcie jest złoty pasek na końcu każdej sztuki, który oddziela napisy od obłej końcówki. Bardzo proste, ale też eleganckie rozwiązanie, którego nie powstydziłaby się sama Rarity. Kredki zrobione są z kalifornijskiego cedru, który po otwarciu pudełka wypełnia nasz nos przyjemnym, żywicznym zapachem.</text:p>
      <text:p text:style-name="P2"/>
      <text:p text:style-name="P2"><text:span text:style-name="T1">Gładko jak po masełku</text:span></text:p>
      <text:p text:style-name="P2">Używanie tych kredek jest równie przyjemne, jak ich oglądanie, ale nie wszystkim mogą przypaść do gustu. Grafit Polychromosów jest zrobiony na bazie wosku, ale należy do tych twardszych, choć wciąż w tym średnim przedziale. Dzięki temu bardzo dobrze nadają się do rysowania szczegółów i radzą sobie z pokrywaniem porów kartki. Nie trzeba też używać do tego zbyt wiele siły; czasem mam wrażenie, że same suną po powierzchni szkicownika. Moim zdaniem, lepiej sprawdzą się do rysunków bardziej realistycznych, bo mają tam dużo większe pole do popisu, ale da się nimi rysować też prace bardziej płaskie i kreskówkowe. Kolory rysików są intensywne i bardzo dobrze pracują zarówno na gładkim, jak i fakturowanym papierze. Serdecznie polecam eksperymentowanie z kolorowymi arkuszami, te narzędzia radzą sobie na nich bardzo dobrze i wyglądają przy tym zdecydowanie ciekawiej niż na standardowym podłożu. Jeśli chodzi o białą kredkę, nie jest aż tak intensywna, jak wspomniana już przeze mnie Derwent Drawing. Pigment bieli od Faber-Castell jest dość dobrze widoczny, ale jeśli chcemy, by mocniej wybijał się na kolorowym tle, lepiej sięgnąć po propozycję Derwentu. Poza tym biała kredka z Polychromos nadaje się do wygładzania przejść podczas łączenia odcieni, choć i bez tego blendowanie i nakładanie wielu warstw nawet różnych od siebie kolorów jest w tym zestawie na wysokim poziomie. Kredki radzą sobie zarówno podczas nakładania ciemnego na jasne, jak i jasnego na ciemne, co przydaje się podczas rysowania realistycznych grzyw. Za to największym rozczarowaniem tego 120-sztukowego zestawu są trzy kredki metaliczne: złota, srebrna i miedziana. Ich pigment jest zbyt jasny i szarawy, a grafit za twardy, przez co używanie nie należy do przyjemnych. Jeśli szukamy dobrych metalicznych kredek, lepiej sięgnąć po Polycolory lub Derwenty. Z pozostałymi kolorami nie ma tego problemu. Ich rysiki, ze względu na swoją średnią twardość, dobrze trzymają szpic i są odporne na złamania. Jeśli nie będziemy ich męczyć i używać zbyt dużo siły podczas przyciskania do kartki, pojedynczo narysowane warstwy są dość łatwe do wymazania, co pozwala nawet na rozjaśnianie wybranych obszarów i wykorzystanie gumki jako narzędzia rysowniczego, nie tylko jako ratunku przy niepowodzeniach. Polychromosy są wytrzymałymi narzędziami, grafit przed złamaniem chroni tajemnicza technologia „Säkular Verfahren”, która opiera się na wzmocnieniu serca kredki warstwą kleju, dzięki któremu niestraszny im nawet upadek z biurka… sprawdziłam wielokrotnie.</text:p>
      <text:p text:style-name="P2"/>
      <text:p text:style-name="P2"><text:span text:style-name="T1">Mówię Ci, tym to nawet Chrysalis narysujesz</text:span></text:p>
      <text:p text:style-name="P2">Mówi się, że dobry artysta nawet zwęglonym kijkiem stworzy dzieło sztuki, ale kredkami dobrej jakości robi się to o wiele przyjemniej. Po dwóch tygodniach ciężkiej walki ze sobą i tysiącem wiadomości do znajomych, czy to na pewno dobry pomysł, zakupiłam te kredki przez Allegro i całkowicie odmieniłam moje podejście do rysowania. Przedtem nieco bałam się eksperymentować, moje kucyki były lekko pokolorowane, rysowałam je bardzo zachowawczo. Tymi kredkami da się uzyskać tak gładkie powierzchnie, że aż żal tego nie wykorzystać. Dużo łatwiej uzyskać nimi ładny efekt, dlatego to dobry pomysł, by kupić je, jak już osiągniemy zadowalający poziom w rysowaniu. Te kredki pomogą Wam ulepszyć Wasze prace i zainspirują do dalszych eksperymentów. Paleta jest szeroka, kolory uzupełniają się i współpracują. Znajdziemy tu stonowane fiolety dla Twilight, ale też cukierkowe róże dla Pinkie. Wśród odcieni nie brakuje też szarości, które idealnie nadadzą się do stworzenia dramatycznego portretu królowej Chrysalis, jak i spokojnej scenki z Marble Pie. Po kredkowej warstwie da się również rysować białym żelopisem, co pozwoli Wam uzyskać bardziej realistyczny wygląd, a białe, migoczące gwiazdki będą cudnie wyróżniać się na kredkowym tle intensywnie miętowej magii Starlight Glimmer.</text:p>
      <text:p text:style-name="P2"/>
      <text:p text:style-name="P2"><text:soft-page-break/><text:span text:style-name="T1">Podsumowując</text:span></text:p>
      <text:p text:style-name="P2">Czy kredki są dobrej jakości i są warte swojej ceny ? – Moim zdaniem, zdecydowanie tak.</text:p>
      <text:p text:style-name="P2">Używanie ich ułatwia ulepszanie umiejętności? – Gdy z narzędziem pracuje się przyjemnie, to podejście do ćwiczeń też będzie bardziej pozytywne, choć twardość grafitu nie wszystkim może przypaść do gustu.</text:p>
      <text:p text:style-name="P2">Czy posiadanie tak drogich kredek jest konieczne? – Zdecydowanie nie jest na początku przygody z rysowaniem kucyków. Polecam przemyślenia nad zakupem tej pozycji dopiero, gdy uda Wam się podszkolić umiejętności lub nawet, gdy zaczniecie zarabiać na swoich rysunkach. Wtedy zakup Polychromosów zwróci Wam się po wykonaniu kilku prac i satysfakcja z zakupu będzie jeszcze większa. Przemyślcie to dobrze, Cukiereczki, ale myślę, że gdy już się przekonacie, powinniście być zadowoleni ze swojej decyzji. Tak duży zestaw kolorów pozwala na wiele i równie wiele oferuje.</text:p>
      <text:p text:style-name="P2"/>
      <text:p text:style-name="P2"/>
      <text:p text:style-name="P2"><text:span text:style-name="T2">Grafiki (have fun):<text:line-break/>Baner:</text:span></text:p>
      <text:p text:style-name="P2"><text:a xlink:type="simple" xlink:href="https://sta.sh/02d8wp52m5fk" text:style-name="Internet_20_link" text:visited-style-name="Visited_20_Internet_20_Link"><text:span text:style-name="T3">https://sta.sh/02d8wp52m5fk</text:span></text:a><text:span text:style-name="T2"> <text:line-break/></text:span></text:p>
      <text:p text:style-name="P2"><text:span text:style-name="T2">Próbnik: </text:span></text:p>
      <text:p text:style-name="P2"><text:a xlink:type="simple" xlink:href="https://sta.sh/02akmi5xhhoo" text:style-name="Internet_20_link" text:visited-style-name="Visited_20_Internet_20_Link"><text:span text:style-name="T3">https://sta.sh/02akmi5xhhoo</text:span></text:a><text:span text:style-name="T2"> </text:span></text:p>
      <text:p text:style-name="P6"/>
      <text:p text:style-name="P2"><text:span text:style-name="T2">Obrazki:</text:span></text:p>
      <text:p text:style-name="P2"><text:a xlink:type="simple" xlink:href="http://fav.me/dcc2aic" text:style-name="Internet_20_link" text:visited-style-name="Visited_20_Internet_20_Link"><text:span text:style-name="T3">http://fav.me/dcc2aic</text:span></text:a><text:span text:style-name="T2"> </text:span></text:p>
      <text:p text:style-name="P2"><text:a xlink:type="simple" xlink:href="http://fav.me/dc8cht7" text:style-name="Internet_20_link" text:visited-style-name="Visited_20_Internet_20_Link"><text:span text:style-name="T3">http://fav.me/dc8cht7</text:span></text:a></text:p>
      <text:p text:style-name="P2"><text:a xlink:type="simple" xlink:href="http://fav.me/dc17g51" text:style-name="Internet_20_link" text:visited-style-name="Visited_20_Internet_20_Link"><text:span text:style-name="T3">http://fav.me/dc17g51</text:span></text:a><text:span text:style-name="T2"> </text:span></text:p>
      <text:p text:style-name="P2"><text:a xlink:type="simple" xlink:href="http://fav.me/dcaqd0b" text:style-name="Internet_20_link" text:visited-style-name="Visited_20_Internet_20_Link"><text:span text:style-name="T3">http://fav.me/dcaqd0b</text:span></text:a><text:span text:style-name="T2"> </text:span></text:p>
      <text:p text:style-name="P2"><text:a xlink:type="simple" xlink:href="http://fav.me/dcd2w3x" text:style-name="Internet_20_link" text:visited-style-name="Visited_20_Internet_20_Link"><text:span text:style-name="T3">http://fav.me/dcd2w3x</text:span></text:a><text:span text:style-name="T2"> </text:span></text:p>
      <text:p text:style-name="P2"><text:a xlink:type="simple" xlink:href="http://fav.me/dbtbr6l" text:style-name="Internet_20_link" text:visited-style-name="Visited_20_Internet_20_Link"><text:span text:style-name="T3">http://fav.me/dbtbr6l</text:span></text:a><text:span text:style-name="T2"> </text:span></text:p>
      <text:p text:style-name="P2"><text:a xlink:type="simple" xlink:href="http://fav.me/dbofshi" text:style-name="Internet_20_link" text:visited-style-name="Visited_20_Internet_20_Link"><text:span text:style-name="T3">http://fav.me/dbofshi</text:span></text:a><text:span text:style-name="T2"> </text:span></text:p>
      <text:p text:style-name="P2"><text:a xlink:type="simple" xlink:href="http://fav.me/dbkujpu" text:style-name="Internet_20_link" text:visited-style-name="Visited_20_Internet_20_Link"><text:span text:style-name="T3">http://fav.me/dbkujpu</text:span></text:a><text:span text:style-name="T2"> </text:span></text:p>
      <text:p text:style-name="P2"><text:a xlink:type="simple" xlink:href="http://fav.me/dbimg2z" text:style-name="Internet_20_link" text:visited-style-name="Visited_20_Internet_20_Link"><text:span text:style-name="T3">http://fav.me/dbimg2z</text:span></text:a><text:span text:style-name="T2"> </text:span></text:p>
      <text:p text:style-name="P2"><text:a xlink:type="simple" xlink:href="http://fav.me/dbhiidz" text:style-name="Internet_20_link" text:visited-style-name="Visited_20_Internet_20_Link"><text:span text:style-name="T3">http://fav.me/dbhiidz</text:span></text:a><text:span text:style-name="T2"> </text:span></text:p>
      <text:p text:style-name="P6"/>
      <text:p text:style-name="P2"><text:span text:style-name="T2">mój kucyko-autoportret xD<text:line-break/></text:span><text:a xlink:type="simple" xlink:href="http://fav.me/dbne29s" text:style-name="Internet_20_link" text:visited-style-name="Visited_20_Internet_20_Link"><text:span text:style-name="T3">http://fav.me/dbne29s</text:span></text:a><text:span text:style-name="T2"> </text:span></text:p>
      <text:p text:style-name="P6"/>
      <text:p text:style-name="P2"><text:span text:style-name="T2">może którąś z zakładek:</text:span></text:p>
      <text:p text:style-name="P2"><text:soft-page-break/><text:a xlink:type="simple" xlink:href="http://fav.me/dblwmkt" text:style-name="Internet_20_link" text:visited-style-name="Visited_20_Internet_20_Link"><text:span text:style-name="T3">http://fav.me/dblwmkt</text:span></text:a><text:span text:style-name="T2"> </text:span></text:p>
      <text:p text:style-name="P2"><text:a xlink:type="simple" xlink:href="http://fav.me/dbjcir8" text:style-name="Internet_20_link" text:visited-style-name="Visited_20_Internet_20_Link"><text:span text:style-name="T3">http://fav.me/dbjcir8</text:span></text:a><text:span text:style-name="T2"> </text:span></text:p>
      <text:p text:style-name="P2"><text:a xlink:type="simple" xlink:href="http://fav.me/dbj8klm" text:style-name="Internet_20_link" text:visited-style-name="Visited_20_Internet_20_Link"><text:span text:style-name="T3">http://fav.me/dbj8klm</text:span></text:a><text:span text:style-name="T2"> </text:span></text:p>
      <text:p text:style-name="P2"><text:a xlink:type="simple" xlink:href="http://fav.me/dbido2b" text:style-name="Internet_20_link" text:visited-style-name="Visited_20_Internet_20_Link"><text:span text:style-name="T3">http://fav.me/dbido2b</text:span></text:a><text:span text:style-name="T2"> </text:span></text:p>
      <text:p text:style-name="P2"><text:a xlink:type="simple" xlink:href="http://fav.me/dbhryn9" text:style-name="Internet_20_link" text:visited-style-name="Visited_20_Internet_20_Link"><text:span text:style-name="T3">http://fav.me/dbhryn9</text:span></text:a><text:span text:style-name="T2"> </text:span></text:p>
      <text:p text:style-name="P2"><text:a xlink:type="simple" xlink:href="http://fav.me/dbhiekl" text:style-name="Internet_20_link" text:visited-style-name="Visited_20_Internet_20_Link"><text:span text:style-name="T3">http://fav.me/dbhiekl</text:span></text:a><text:span text:style-name="T2"> </text:span></text:p>
      <text:p text:style-name="P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in" fo:margin-bottom="0in" loext:contextual-spacing="true" fo:line-height="115%"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43" meta:word-count="1560" meta:character-count="11216" meta:non-whitespace-character-count="9671"/>
    <meta:generator>LibreOfficeDev/5.1.0.3$Linux_X86_64 LibreOffice_project/</meta:generator>
  </office:meta>
</office:document-meta>
</file>